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taset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50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10-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554165294699" calcext:value-type="float">
            <text:p>0.5541652947</text:p>
          </table:table-cell>
          <table:table-cell office:value-type="float" office:value="0.548387096774" calcext:value-type="float">
            <text:p>0.5483870968</text:p>
          </table:table-cell>
          <table:table-cell office:value-type="float" office:value="0.541118421053" calcext:value-type="float">
            <text:p>0.5411184211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office:value-type="float" office:value="0.543957853145" calcext:value-type="float">
            <text:p>0.5439578531</text:p>
          </table:table-cell>
          <table:table-cell office:value-type="float" office:value="0.545753785385" calcext:value-type="float">
            <text:p>0.5457537854</text:p>
          </table:table-cell>
          <table:table-cell office:value-type="float" office:value="0.544407894737" calcext:value-type="float">
            <text:p>0.5444078947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717484359565" calcext:value-type="float">
            <text:p>0.7174843596</text:p>
          </table:table-cell>
          <table:table-cell office:value-type="float" office:value="0.705069124424" calcext:value-type="float">
            <text:p>0.7050691244</text:p>
          </table:table-cell>
          <table:table-cell office:value-type="float" office:value="0.699013157895" calcext:value-type="float">
            <text:p>0.6990131579</text:p>
          </table:table-cell>
        </table:table-row>
        <table:table-row table:style-name="ro1">
          <table:table-cell office:value-type="string" calcext:value-type="string">
            <text:p>SVM polynomial</text:p>
          </table:table-cell>
          <table:table-cell office:value-type="float" office:value="0.638352638353" calcext:value-type="float">
            <text:p>0.6383526384</text:p>
          </table:table-cell>
          <table:table-cell office:value-type="float" office:value="0.669250645995" calcext:value-type="float">
            <text:p>0.669250646</text:p>
          </table:table-cell>
          <table:table-cell office:value-type="float" office:value="0.680272108844" calcext:value-type="float">
            <text:p>0.6802721088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684557128745" calcext:value-type="float">
            <text:p>0.6845571287</text:p>
          </table:table-cell>
          <table:table-cell office:value-type="float" office:value="0.703752468729" calcext:value-type="float">
            <text:p>0.7037524687</text:p>
          </table:table-cell>
          <table:table-cell office:value-type="float" office:value="0.728618421053" calcext:value-type="float">
            <text:p>0.7286184211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771155745802" calcext:value-type="float">
            <text:p>0.7711557458</text:p>
          </table:table-cell>
          <table:table-cell office:value-type="float" office:value="0.797893350889" calcext:value-type="float">
            <text:p>0.7978933509</text:p>
          </table:table-cell>
          <table:table-cell office:value-type="float" office:value="0.810855263158" calcext:value-type="float">
            <text:p>0.8108552632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749753045769" calcext:value-type="float">
            <text:p>0.7497530458</text:p>
          </table:table-cell>
          <table:table-cell office:value-type="float" office:value="0.752468729427" calcext:value-type="float">
            <text:p>0.7524687294</text:p>
          </table:table-cell>
          <table:table-cell office:value-type="float" office:value="0.761513157895" calcext:value-type="float">
            <text:p>0.7615131579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6746789595" calcext:value-type="float">
            <text:p>0.6746789595</text:p>
          </table:table-cell>
          <table:table-cell office:value-type="float" office:value="0.685977616853" calcext:value-type="float">
            <text:p>0.6859776169</text:p>
          </table:table-cell>
          <table:table-cell office:value-type="float" office:value="0.659539473684" calcext:value-type="float">
            <text:p>0.6595394737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790912084294" calcext:value-type="float">
            <text:p>0.7909120843</text:p>
          </table:table-cell>
          <table:table-cell office:value-type="float" office:value="0.81435154707" calcext:value-type="float">
            <text:p>0.8143515471</text:p>
          </table:table-cell>
          <table:table-cell office:value-type="float" office:value="0.819078947368" calcext:value-type="float">
            <text:p>0.8190789474</text:p>
          </table:table-cell>
        </table:table-row>
        <table:table-row table:style-name="ro1">
          <table:table-cell office:value-type="string" calcext:value-type="string">
            <text:p>kneighbourshybrid</text:p>
          </table:table-cell>
          <table:table-cell office:value-type="float" office:value="0.595653605532" calcext:value-type="float">
            <text:p>0.5956536055</text:p>
          </table:table-cell>
          <table:table-cell office:value-type="float" office:value="0.601711652403" calcext:value-type="float">
            <text:p>0.6017116524</text:p>
          </table:table-cell>
          <table:table-cell office:value-type="float" office:value="0.592105263158" calcext:value-type="float">
            <text:p>0.5921052632</text:p>
          </table:table-cell>
        </table:table-row>
        <table:table-row table:style-name="ro1">
          <table:table-cell office:value-type="string" calcext:value-type="string">
            <text:p>kneighbours</text:p>
          </table:table-cell>
          <table:table-cell office:value-type="float" office:value="0.570628910109" calcext:value-type="float">
            <text:p>0.5706289101</text:p>
          </table:table-cell>
          <table:table-cell office:value-type="float" office:value="0.591178406847" calcext:value-type="float">
            <text:p>0.5911784068</text:p>
          </table:table-cell>
          <table:table-cell office:value-type="float" office:value="0.569078947368" calcext:value-type="float">
            <text:p>0.5690789474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office:value-type="float" office:value="0.757326308857" calcext:value-type="float">
            <text:p>0.7573263089</text:p>
          </table:table-cell>
          <table:table-cell office:value-type="float" office:value="0.772218564845" calcext:value-type="float">
            <text:p>0.7722185648</text:p>
          </table:table-cell>
          <table:table-cell office:value-type="float" office:value="0.774671052632" calcext:value-type="float">
            <text:p>0.7746710526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office:value-type="float" office:value="0.756009219625" calcext:value-type="float">
            <text:p>0.7560092196</text:p>
          </table:table-cell>
          <table:table-cell office:value-type="float" office:value="0.771560236998" calcext:value-type="float">
            <text:p>0.771560237</text:p>
          </table:table-cell>
          <table:table-cell office:value-type="float" office:value="0.773026315789" calcext:value-type="float">
            <text:p>0.7730263158</text:p>
          </table:table-cell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644056634837" calcext:value-type="float">
            <text:p>0.6440566348</text:p>
          </table:table-cell>
          <table:table-cell office:value-type="float" office:value="0.607636603028" calcext:value-type="float">
            <text:p>0.607636603</text:p>
          </table:table-cell>
          <table:table-cell office:value-type="float" office:value="0.557565789474" calcext:value-type="float">
            <text:p>0.557565789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Multi Layer Perceptron</text:p>
          </table:table-cell>
          <table:table-cell/>
          <table:table-cell office:value-type="string" calcext:value-type="string">
            <text:p>0.670177748519, 0.75115207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01:57:10.312580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0:11:47.315905036</meta:creation-date>
    <dc:date>2017-04-21T02:11:32.345553728</dc:date>
    <meta:editing-duration>PT31M49S</meta:editing-duration>
    <meta:editing-cycles>18</meta:editing-cycles>
    <meta:generator>LibreOffice/5.1.6.2$Linux_X86_64 LibreOffice_project/10m0$Build-2</meta:generator>
    <meta:document-statistic meta:table-count="1" meta:cell-count="63" meta:object-count="0"/>
  </office:meta>
</office:document-meta>
</file>